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8cm" style:rel-column-width="697*"/>
    </style:style>
    <style:style style:name="Tableau1.Ap" style:family="table-column">
      <style:table-column-properties style:column-width="0.307cm" style:rel-column-width="714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y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N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T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e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p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12a5bb" officeooo:paragraph-rsid="0012a5bb" fo:background-color="#8d1d75"/>
    </style:style>
    <style:style style:name="P7" style:family="paragraph" style:parent-style-name="Standard">
      <style:text-properties style:use-window-font-color="true" officeooo:rsid="0012a5bb" officeooo:paragraph-rsid="00219b0e" fo:background-color="#8d1d75"/>
    </style:style>
    <style:style style:name="P8" style:family="paragraph" style:parent-style-name="Standard">
      <style:text-properties style:use-window-font-color="true" officeooo:rsid="0012a5bb" officeooo:paragraph-rsid="00166040" fo:background-color="#b2b2b2"/>
    </style:style>
    <style:style style:name="P9" style:family="paragraph" style:parent-style-name="Standard">
      <style:text-properties style:use-window-font-color="true" officeooo:rsid="00265743" officeooo:paragraph-rsid="00265743" fo:background-color="transparent"/>
    </style:style>
    <style:style style:name="P10" style:family="paragraph" style:parent-style-name="Standard">
      <style:text-properties style:use-window-font-color="true" officeooo:rsid="00265743" officeooo:paragraph-rsid="0027e134" fo:background-color="transparent"/>
    </style:style>
    <style:style style:name="P11" style:family="paragraph" style:parent-style-name="Standard">
      <style:text-properties style:use-window-font-color="true" officeooo:rsid="00219b0e" officeooo:paragraph-rsid="00166040" fo:background-color="transparent"/>
    </style:style>
    <style:style style:name="P12" style:family="paragraph" style:parent-style-name="Standard">
      <style:text-properties style:use-window-font-color="true" officeooo:rsid="00219b0e" officeooo:paragraph-rsid="00219b0e" fo:background-color="transparent"/>
    </style:style>
    <style:style style:name="P13" style:family="paragraph" style:parent-style-name="Standard">
      <style:text-properties style:use-window-font-color="true" officeooo:rsid="0032d6cf" officeooo:paragraph-rsid="0032d6cf" fo:background-color="transparent"/>
    </style:style>
    <style:style style:name="P14" style:family="paragraph" style:parent-style-name="Standard">
      <style:text-properties style:use-window-font-color="true" officeooo:rsid="00336d0d" officeooo:paragraph-rsid="00336d0d" fo:background-color="transparent"/>
    </style:style>
    <style:style style:name="P15" style:family="paragraph" style:parent-style-name="Standard">
      <style:text-properties style:use-window-font-color="true" officeooo:rsid="0037a8cf" officeooo:paragraph-rsid="0037a8cf" fo:background-color="transparent"/>
    </style:style>
    <style:style style:name="P16" style:family="paragraph" style:parent-style-name="Standard">
      <style:text-properties style:use-window-font-color="true" officeooo:rsid="0020bb53" officeooo:paragraph-rsid="002922d7" fo:background-color="#706e0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29c8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2d6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36d0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fdb4" officeooo:paragraph-rsid="0035fdb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paragraph-rsid="0037ffe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219b0e"/>
    </style:style>
    <style:style style:name="T5" style:family="text">
      <style:text-properties officeooo:rsid="002cba8c"/>
    </style:style>
    <style:style style:name="T6" style:family="text">
      <style:text-properties officeooo:rsid="0035fdb4"/>
    </style:style>
    <style:style style:name="T7" style:family="text">
      <style:text-properties officeooo:rsid="0037ffed"/>
    </style:style>
    <style:style style:name="T8" style:family="text">
      <style:text-properties style:use-window-font-color="true" officeooo:rsid="0034ef5e" fo:background-color="transparent" loext:char-shading-value="0"/>
    </style:style>
    <style:style style:name="T9" style:family="text">
      <style:text-properties style:use-window-font-color="true" officeooo:rsid="0035fdb4" fo:background-color="transparent" loext:char-shading-value="0"/>
    </style:style>
    <style:style style:name="T10" style:family="text">
      <style:text-properties style:use-window-font-color="true" officeooo:rsid="00336d0d" fo:background-color="transparent" loext:char-shading-value="0"/>
    </style:style>
    <style:style style:name="T11" style:family="text">
      <style:text-properties style:use-window-font-color="true" officeooo:rsid="00392a22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" table:style-name="Tableau1">
        <table:table-column table:style-name="Tableau1.A" table:number-columns-repeated="93"/>
        <table:table-column table:style-name="Tableau1.Ap"/>
        <table:table-row table:style-name="Tableau1.1"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0</text:p>
          </table:table-cell>
          <table:table-cell table:style-name="Tableau1.AN1" office:value-type="string">
            <text:p text:style-name="P17">0</text:p>
          </table:table-cell>
          <table:table-cell table:style-name="Tableau1.AN1" office:value-type="string">
            <text:p text:style-name="P20">1</text:p>
          </table:table-cell>
          <table:table-cell table:style-name="Tableau1.AN1" office:value-type="string">
            <text:p text:style-name="P18">0</text:p>
          </table:table-cell>
          <table:table-cell table:style-name="Tableau1.AN1" office:value-type="string">
            <text:p text:style-name="P20">1</text:p>
          </table:table-cell>
          <table:table-cell table:style-name="Tableau1.AN1" office:value-type="string">
            <text:p text:style-name="P17">1</text:p>
          </table:table-cell>
          <table:table-cell table:style-name="Tableau1.AN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0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0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0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p1" office:value-type="string">
            <text:p text:style-name="P17">0</text:p>
          </table:table-cell>
        </table:table-row>
      </table:table>
      <text:p text:style-name="Standard"/>
      <text:p text:style-name="P5"/>
      <text:p text:style-name="P5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4">bit de signe pour longitude</text:span><text:span text:style-name="T2"> = 1 bit</text:span></text:p>
      <text:p text:style-name="P5"/>
      <text:p text:style-name="P7">Longitude<text:span text:style-name="T1"> </text:span><text:span text:style-name="T2">= </text:span><text:span text:style-name="T3">23 bits</text:span></text:p>
      <text:p text:style-name="Standard"/>
      <text:p text:style-name="P8">Altitude<text:span text:style-name="T1"> </text:span><text:span text:style-name="T2">= 15 bits</text:span></text:p>
      <text:p text:style-name="P1"/>
      <text:p text:style-name="P1">Température<text:span text:style-name="T1"> </text:span><text:span text:style-name="T2">= 6 bits</text:span></text:p>
      <text:p text:style-name="P1"/>
      <text:p text:style-name="P2">Pression<text:span text:style-name="T1"> </text:span><text:span text:style-name="T2">= 11 bits</text:span></text:p>
      <text:p text:style-name="P2"/>
      <text:p text:style-name="P3">Radiation<text:span text:style-name="T1"> </text:span><text:span text:style-name="T2">= 12 bits</text:span></text:p>
      <text:p text:style-name="P4"/>
      <text:p text:style-name="P12">Total = <text:span text:style-name="T5">94 bits</text:span></text:p>
      <text:p text:style-name="P12"/>
      <text:p text:style-name="P13">Exemple des donneés :</text:p>
      <text:p text:style-name="P13"/>
      <text:p text:style-name="P21"><text:span text:style-name="T8">Latitude = 47995861 </text:span><text:span text:style-name="T9">(</text:span>÷ <text:span text:style-name="T7">1 000 000 </text:span><text:span text:style-name="T9">=47.995861) <text:tab/><text:tab/><text:tab/><text:tab/><text:tab/></text:span><text:span text:style-name="T11">Coordonnées</text:span><text:span text:style-name="T9"> </text:span><text:span text:style-name="T11">GPS 47.995861, 0.205248 → Lycée Touchard Washington</text:span><text:span text:style-name="T9"><text:tab/></text:span></text:p>
      <text:p text:style-name="P14">Bit de signe = 0 (positif)</text:p>
      <text:p text:style-name="P21"><text:span text:style-name="T10">Longitude = 205248 </text:span><text:span text:style-name="T9">(</text:span>÷ <text:span text:style-name="T7">1 000 000 </text:span><text:span text:style-name="T9">= 0.205248)</text:span></text:p>
      <text:p text:style-name="P15">Altitude = 19900 mètres</text:p>
      <text:p text:style-name="P13">Température = <text:span text:style-name="T6">2</text:span>2 <text:span text:style-name="T6">(-20 = 2°C)</text:span></text:p>
      <text:p text:style-name="P13">Pression = 58 hPa</text:p>
      <text:p text:style-name="P13">Radiation = 3950 cpm</text:p>
      <text:p text:style-name="P6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18T12:03:54.383920158</dc:date>
    <meta:editing-duration>PT9H22M31S</meta:editing-duration>
    <meta:editing-cycles>16</meta:editing-cycles>
    <meta:generator>LibreOffice/6.3.5.2$Linux_X86_64 LibreOffice_project/30$Build-2</meta:generator>
    <meta:document-statistic meta:table-count="1" meta:image-count="0" meta:object-count="0" meta:page-count="1" meta:paragraph-count="110" meta:word-count="183" meta:character-count="549" meta:non-whitespace-character-count="470"/>
  </office:meta>
</office:document-meta>
</file>